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4b9" officeooo:paragraph-rsid="0016e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93.63.211.151/mjpg/video.mjpg?COUN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2:04:07.345116482</meta:creation-date>
    <dc:date>2017-08-18T12:04:44.604566143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5.1.6.2$Linux_X86_64 LibreOffice_project/10m0$Build-2</meta:generator>
  </office:meta>
</office:document-meta>
</file>